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ValidationRule.validate( Object value , ExpressionContext express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ValidationRule.matchesRegExp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ValidationRule.supportsType( Class clazz , boolean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ValidationRule.setPattern( String regexp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